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all Size</text:p>
          </table:table-cell>
          <table:table-cell office:value-type="string" calcext:value-type="string">
            <text:p>Player 1 Size</text:p>
          </table:table-cell>
          <table:table-cell office:value-type="string" calcext:value-type="string">
            <text:p>Player 2 Size</text:p>
          </table:table-cell>
          <table:table-cell table:style-name="ce1" office:value-type="string" calcext:value-type="string">
            <text:p>Largest Playerpart size</text:p>
          </table:table-cell>
          <table:table-cell table:style-name="ce1" office:value-type="string" calcext:value-type="string">
            <text:p>Both players as one</text:p>
          </table:table-cell>
          <table:table-cell table:number-columns-repeated="2"/>
          <table:table-cell office:value-type="string" calcext:value-type="string">
            <text:p>Ball Size</text:p>
          </table:table-cell>
          <table:table-cell/>
          <table:table-cell office:value-type="string" calcext:value-type="string">
            <text:p>Player Size</text:p>
          </table:table-cell>
          <table:table-cell table:number-columns-repeated="2"/>
          <table:table-cell table:style-name="ce1" office:value-type="string" calcext:value-type="string">
            <text:p>Players as One Object</text:p>
          </table:table-cell>
          <table:table-cell table:style-name="ce1"/>
          <table:table-cell/>
          <table:table-cell table:style-name="ce1" office:value-type="string" calcext:value-type="string">
            <text:p>Incomplete Player Detection </text:p>
          </table:table-cell>
          <table:table-cell table:style-name="ce1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5995" calcext:value-type="float">
            <text:p>15995</text:p>
          </table:table-cell>
          <table:table-cell office:value-type="float" office:value="15345" calcext:value-type="float">
            <text:p>15345</text:p>
          </table:table-cell>
          <table:table-cell table:number-columns-repeated="4"/>
          <table:table-cell office:value-type="float" office:value="412" calcext:value-type="float">
            <text:p>412</text:p>
          </table:table-cell>
          <table:table-cell/>
          <table:table-cell office:value-type="float" office:value="4909" calcext:value-type="float">
            <text:p>4909</text:p>
          </table:table-cell>
          <table:table-cell table:number-columns-repeated="2"/>
          <table:table-cell office:value-type="float" office:value="14622" calcext:value-type="float">
            <text:p>14622</text:p>
          </table:table-cell>
          <table:table-cell table:number-columns-repeated="2"/>
          <table:table-cell office:value-type="float" office:value="1636" calcext:value-type="float">
            <text:p>1636</text:p>
          </table:table-cell>
          <table:table-cell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5289" calcext:value-type="float">
            <text:p>15289</text:p>
          </table:table-cell>
          <table:table-cell office:value-type="float" office:value="14732" calcext:value-type="float">
            <text:p>14732</text:p>
          </table:table-cell>
          <table:table-cell table:number-columns-repeated="4"/>
          <table:table-cell office:value-type="float" office:value="526" calcext:value-type="float">
            <text:p>526</text:p>
          </table:table-cell>
          <table:table-cell/>
          <table:table-cell office:value-type="float" office:value="6359" calcext:value-type="float">
            <text:p>6359</text:p>
          </table:table-cell>
          <table:table-cell table:number-columns-repeated="2"/>
          <table:table-cell office:value-type="float" office:value="14989" calcext:value-type="float">
            <text:p>14989</text:p>
          </table:table-cell>
          <table:table-cell table:number-columns-repeated="2"/>
          <table:table-cell office:value-type="float" office:value="1749" calcext:value-type="float">
            <text:p>1749</text:p>
          </table:table-cell>
          <table:table-cell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5801" calcext:value-type="float">
            <text:p>15801</text:p>
          </table:table-cell>
          <table:table-cell office:value-type="float" office:value="12472" calcext:value-type="float">
            <text:p>12472</text:p>
          </table:table-cell>
          <table:table-cell table:number-columns-repeated="4"/>
          <table:table-cell office:value-type="float" office:value="474" calcext:value-type="float">
            <text:p>474</text:p>
          </table:table-cell>
          <table:table-cell/>
          <table:table-cell office:value-type="float" office:value="7190" calcext:value-type="float">
            <text:p>7190</text:p>
          </table:table-cell>
          <table:table-cell table:number-columns-repeated="2"/>
          <table:table-cell office:value-type="float" office:value="13782" calcext:value-type="float">
            <text:p>13782</text:p>
          </table:table-cell>
          <table:table-cell table:number-columns-repeated="2"/>
          <table:table-cell office:value-type="float" office:value="2036" calcext:value-type="float">
            <text:p>2036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5961" calcext:value-type="float">
            <text:p>15961</text:p>
          </table:table-cell>
          <table:table-cell office:value-type="float" office:value="10840" calcext:value-type="float">
            <text:p>10840</text:p>
          </table:table-cell>
          <table:table-cell table:number-columns-repeated="4"/>
          <table:table-cell office:value-type="float" office:value="722" calcext:value-type="float">
            <text:p>722</text:p>
          </table:table-cell>
          <table:table-cell/>
          <table:table-cell office:value-type="float" office:value="5953" calcext:value-type="float">
            <text:p>5953</text:p>
          </table:table-cell>
          <table:table-cell table:number-columns-repeated="2"/>
          <table:table-cell office:value-type="float" office:value="14320" calcext:value-type="float">
            <text:p>14320</text:p>
          </table:table-cell>
          <table:table-cell table:number-columns-repeated="2"/>
          <table:table-cell office:value-type="float" office:value="1289" calcext:value-type="float">
            <text:p>1289</text:p>
          </table:table-cell>
          <table:table-cell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6105" calcext:value-type="float">
            <text:p>16105</text:p>
          </table:table-cell>
          <table:table-cell office:value-type="float" office:value="13271" calcext:value-type="float">
            <text:p>13271</text:p>
          </table:table-cell>
          <table:table-cell table:number-columns-repeated="4"/>
          <table:table-cell office:value-type="float" office:value="662" calcext:value-type="float">
            <text:p>662</text:p>
          </table:table-cell>
          <table:table-cell/>
          <table:table-cell office:value-type="float" office:value="3337" calcext:value-type="float">
            <text:p>3337</text:p>
          </table:table-cell>
          <table:table-cell table:number-columns-repeated="2"/>
          <table:table-cell office:value-type="float" office:value="13715" calcext:value-type="float">
            <text:p>13715</text:p>
          </table:table-cell>
          <table:table-cell table:number-columns-repeated="2"/>
          <table:table-cell office:value-type="float" office:value="1306" calcext:value-type="float">
            <text:p>1306</text:p>
          </table:table-cell>
          <table:table-cell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6345" calcext:value-type="float">
            <text:p>16345</text:p>
          </table:table-cell>
          <table:table-cell office:value-type="float" office:value="13485" calcext:value-type="float">
            <text:p>13485</text:p>
          </table:table-cell>
          <table:table-cell table:number-columns-repeated="4"/>
          <table:table-cell office:value-type="float" office:value="533" calcext:value-type="float">
            <text:p>533</text:p>
          </table:table-cell>
          <table:table-cell/>
          <table:table-cell office:value-type="float" office:value="6238" calcext:value-type="float">
            <text:p>6238</text:p>
          </table:table-cell>
          <table:table-cell table:number-columns-repeated="2"/>
          <table:table-cell office:value-type="float" office:value="13645" calcext:value-type="float">
            <text:p>13645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5888" calcext:value-type="float">
            <text:p>15888</text:p>
          </table:table-cell>
          <table:table-cell office:value-type="float" office:value="13233" calcext:value-type="float">
            <text:p>13233</text:p>
          </table:table-cell>
          <table:table-cell table:number-columns-repeated="4"/>
          <table:table-cell office:value-type="float" office:value="498" calcext:value-type="float">
            <text:p>498</text:p>
          </table:table-cell>
          <table:table-cell/>
          <table:table-cell office:value-type="float" office:value="6406" calcext:value-type="float">
            <text:p>6406</text:p>
          </table:table-cell>
          <table:table-cell table:number-columns-repeated="2"/>
          <table:table-cell office:value-type="float" office:value="13075" calcext:value-type="float">
            <text:p>13075</text:p>
          </table:table-cell>
          <table:table-cell table:number-columns-repeated="4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4891" calcext:value-type="float">
            <text:p>14891</text:p>
          </table:table-cell>
          <table:table-cell office:value-type="float" office:value="13319" calcext:value-type="float">
            <text:p>13319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/>
          <table:table-cell office:value-type="float" office:value="5529" calcext:value-type="float">
            <text:p>5529</text:p>
          </table:table-cell>
          <table:table-cell table:number-columns-repeated="2"/>
          <table:table-cell office:value-type="float" office:value="12600" calcext:value-type="float">
            <text:p>12600</text:p>
          </table:table-cell>
          <table:table-cell table:number-columns-repeated="4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4461" calcext:value-type="float">
            <text:p>14461</text:p>
          </table:table-cell>
          <table:table-cell office:value-type="float" office:value="13670" calcext:value-type="float">
            <text:p>13670</text:p>
          </table:table-cell>
          <table:table-cell table:number-columns-repeated="4"/>
          <table:table-cell office:value-type="float" office:value="589" calcext:value-type="float">
            <text:p>589</text:p>
          </table:table-cell>
          <table:table-cell/>
          <table:table-cell office:value-type="float" office:value="7097" calcext:value-type="float">
            <text:p>7097</text:p>
          </table:table-cell>
          <table:table-cell table:number-columns-repeated="2"/>
          <table:table-cell office:value-type="float" office:value="11744" calcext:value-type="float">
            <text:p>117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956" calcext:value-type="float">
            <text:p>14956</text:p>
          </table:table-cell>
          <table:table-cell office:value-type="float" office:value="14105" calcext:value-type="float">
            <text:p>14105</text:p>
          </table:table-cell>
          <table:table-cell table:number-columns-repeated="4"/>
          <table:table-cell office:value-type="float" office:value="635" calcext:value-type="float">
            <text:p>635</text:p>
          </table:table-cell>
          <table:table-cell/>
          <table:table-cell office:value-type="float" office:value="6620" calcext:value-type="float">
            <text:p>6620</text:p>
          </table:table-cell>
          <table:table-cell table:number-columns-repeated="2"/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5661" calcext:value-type="float">
            <text:p>15661</text:p>
          </table:table-cell>
          <table:table-cell office:value-type="float" office:value="14322" calcext:value-type="float">
            <text:p>14322</text:p>
          </table:table-cell>
          <table:table-cell table:number-columns-repeated="4"/>
          <table:table-cell office:value-type="float" office:value="626" calcext:value-type="float">
            <text:p>626</text:p>
          </table:table-cell>
          <table:table-cell/>
          <table:table-cell office:value-type="float" office:value="5993" calcext:value-type="float">
            <text:p>5993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5040" calcext:value-type="float">
            <text:p>15040</text:p>
          </table:table-cell>
          <table:table-cell office:value-type="float" office:value="14765" calcext:value-type="float">
            <text:p>14765</text:p>
          </table:table-cell>
          <table:table-cell table:number-columns-repeated="4"/>
          <table:table-cell office:value-type="float" office:value="653" calcext:value-type="float">
            <text:p>653</text:p>
          </table:table-cell>
          <table:table-cell/>
          <table:table-cell office:value-type="float" office:value="7092" calcext:value-type="float">
            <text:p>7092</text:p>
          </table:table-cell>
          <table:table-cell table:number-columns-repeated="2"/>
          <table:table-cell office:value-type="float" office:value="10240" calcext:value-type="float">
            <text:p>10240</text:p>
          </table:table-cell>
          <table:table-cell table:number-columns-repeated="4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5244" calcext:value-type="float">
            <text:p>15244</text:p>
          </table:table-cell>
          <table:table-cell office:value-type="float" office:value="14768" calcext:value-type="float">
            <text:p>14768</text:p>
          </table:table-cell>
          <table:table-cell table:number-columns-repeated="4"/>
          <table:table-cell office:value-type="float" office:value="643" calcext:value-type="float">
            <text:p>643</text:p>
          </table:table-cell>
          <table:table-cell/>
          <table:table-cell office:value-type="float" office:value="6396" calcext:value-type="float">
            <text:p>6396</text:p>
          </table:table-cell>
          <table:table-cell table:number-columns-repeated="2"/>
          <table:table-cell office:value-type="float" office:value="10907" calcext:value-type="float">
            <text:p>10907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5176" calcext:value-type="float">
            <text:p>15176</text:p>
          </table:table-cell>
          <table:table-cell office:value-type="float" office:value="14059" calcext:value-type="float">
            <text:p>14059</text:p>
          </table:table-cell>
          <table:table-cell table:number-columns-repeated="4"/>
          <table:table-cell office:value-type="float" office:value="677" calcext:value-type="float">
            <text:p>677</text:p>
          </table:table-cell>
          <table:table-cell/>
          <table:table-cell office:value-type="float" office:value="6790" calcext:value-type="float">
            <text:p>6790</text:p>
          </table:table-cell>
          <table:table-cell table:number-columns-repeated="2"/>
          <table:table-cell office:value-type="float" office:value="11795" calcext:value-type="float">
            <text:p>11795</text:p>
          </table:table-cell>
          <table:table-cell table:number-columns-repeated="4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4916" calcext:value-type="float">
            <text:p>14916</text:p>
          </table:table-cell>
          <table:table-cell office:value-type="float" office:value="14381" calcext:value-type="float">
            <text:p>14381</text:p>
          </table:table-cell>
          <table:table-cell table:number-columns-repeated="4"/>
          <table:table-cell office:value-type="float" office:value="475" calcext:value-type="float">
            <text:p>475</text:p>
          </table:table-cell>
          <table:table-cell/>
          <table:table-cell office:value-type="float" office:value="7006" calcext:value-type="float">
            <text:p>7006</text:p>
          </table:table-cell>
          <table:table-cell table:number-columns-repeated="7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4922" calcext:value-type="float">
            <text:p>14922</text:p>
          </table:table-cell>
          <table:table-cell office:value-type="float" office:value="15380" calcext:value-type="float">
            <text:p>15380</text:p>
          </table:table-cell>
          <table:table-cell table:number-columns-repeated="4"/>
          <table:table-cell office:value-type="float" office:value="341" calcext:value-type="float">
            <text:p>341</text:p>
          </table:table-cell>
          <table:table-cell/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4736" calcext:value-type="float">
            <text:p>14736</text:p>
          </table:table-cell>
          <table:table-cell office:value-type="float" office:value="15689" calcext:value-type="float">
            <text:p>15689</text:p>
          </table:table-cell>
          <table:table-cell table:number-columns-repeated="4"/>
          <table:table-cell office:value-type="float" office:value="433" calcext:value-type="float">
            <text:p>433</text:p>
          </table:table-cell>
          <table:table-cell/>
          <table:table-cell office:value-type="float" office:value="6764" calcext:value-type="float">
            <text:p>6764</text:p>
          </table:table-cell>
          <table:table-cell table:number-columns-repeated="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554" calcext:value-type="float">
            <text:p>14554</text:p>
          </table:table-cell>
          <table:table-cell office:value-type="float" office:value="15266" calcext:value-type="float">
            <text:p>15266</text:p>
          </table:table-cell>
          <table:table-cell table:number-columns-repeated="4"/>
          <table:table-cell office:value-type="float" office:value="442" calcext:value-type="float">
            <text:p>442</text:p>
          </table:table-cell>
          <table:table-cell/>
          <table:table-cell office:value-type="float" office:value="7199" calcext:value-type="float">
            <text:p>7199</text:p>
          </table:table-cell>
          <table:table-cell table:number-columns-repeated="7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3124" calcext:value-type="float">
            <text:p>13124</text:p>
          </table:table-cell>
          <table:table-cell office:value-type="float" office:value="12387" calcext:value-type="float">
            <text:p>12387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/>
          <table:table-cell office:value-type="float" office:value="6681" calcext:value-type="float">
            <text:p>6681</text:p>
          </table:table-cell>
          <table:table-cell table:number-columns-repeated="7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3145" calcext:value-type="float">
            <text:p>13145</text:p>
          </table:table-cell>
          <table:table-cell office:value-type="float" office:value="12633" calcext:value-type="float">
            <text:p>12633</text:p>
          </table:table-cell>
          <table:table-cell table:number-columns-repeated="4"/>
          <table:table-cell office:value-type="float" office:value="391" calcext:value-type="float">
            <text:p>391</text:p>
          </table:table-cell>
          <table:table-cell/>
          <table:table-cell office:value-type="float" office:value="7103" calcext:value-type="float">
            <text:p>7103</text:p>
          </table:table-cell>
          <table:table-cell table:number-columns-repeated="7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2112" calcext:value-type="float">
            <text:p>12112</text:p>
          </table:table-cell>
          <table:table-cell office:value-type="float" office:value="10127" calcext:value-type="float">
            <text:p>10127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/>
          <table:table-cell office:value-type="float" office:value="5866" calcext:value-type="float">
            <text:p>586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513" calcext:value-type="float">
            <text:p>13513</text:p>
          </table:table-cell>
          <table:table-cell office:value-type="float" office:value="10884" calcext:value-type="float">
            <text:p>10884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/>
          <table:table-cell office:value-type="float" office:value="7248" calcext:value-type="float">
            <text:p>7248</text:p>
          </table:table-cell>
          <table:table-cell table:number-columns-repeated="7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5662" calcext:value-type="float">
            <text:p>15662</text:p>
          </table:table-cell>
          <table:table-cell office:value-type="float" office:value="10172" calcext:value-type="float">
            <text:p>10172</text:p>
          </table:table-cell>
          <table:table-cell table:number-columns-repeated="4"/>
          <table:table-cell office:value-type="float" office:value="646.5" calcext:value-type="float">
            <text:p>646.5</text:p>
          </table:table-cell>
          <table:table-cell/>
          <table:table-cell office:value-type="float" office:value="6299" calcext:value-type="float">
            <text:p>6299</text:p>
          </table:table-cell>
          <table:table-cell table:number-columns-repeated="7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5915" calcext:value-type="float">
            <text:p>15915</text:p>
          </table:table-cell>
          <table:table-cell office:value-type="float" office:value="12960" calcext:value-type="float">
            <text:p>12960</text:p>
          </table:table-cell>
          <table:table-cell table:number-columns-repeated="4"/>
          <table:table-cell office:value-type="float" office:value="553" calcext:value-type="float">
            <text:p>553</text:p>
          </table:table-cell>
          <table:table-cell/>
          <table:table-cell office:value-type="float" office:value="6193" calcext:value-type="float">
            <text:p>6193</text:p>
          </table:table-cell>
          <table:table-cell table:number-columns-repeated="7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6954" calcext:value-type="float">
            <text:p>16954</text:p>
          </table:table-cell>
          <table:table-cell office:value-type="float" office:value="13379" calcext:value-type="float">
            <text:p>13379</text:p>
          </table:table-cell>
          <table:table-cell table:number-columns-repeated="4"/>
          <table:table-cell office:value-type="float" office:value="774" calcext:value-type="float">
            <text:p>774</text:p>
          </table:table-cell>
          <table:table-cell/>
          <table:table-cell office:value-type="float" office:value="7579" calcext:value-type="float">
            <text:p>7579</text:p>
          </table:table-cell>
          <table:table-cell table:number-columns-repeated="7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3807" calcext:value-type="float">
            <text:p>13807</text:p>
          </table:table-cell>
          <table:table-cell office:value-type="float" office:value="11489" calcext:value-type="float">
            <text:p>11489</text:p>
          </table:table-cell>
          <table:table-cell table:number-columns-repeated="4"/>
          <table:table-cell office:value-type="float" office:value="742" calcext:value-type="float">
            <text:p>742</text:p>
          </table:table-cell>
          <table:table-cell/>
          <table:table-cell office:value-type="float" office:value="7482" calcext:value-type="float">
            <text:p>7482</text:p>
          </table:table-cell>
          <table:table-cell table:number-columns-repeated="7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1382" calcext:value-type="float">
            <text:p>11382</text:p>
          </table:table-cell>
          <table:table-cell office:value-type="float" office:value="11033" calcext:value-type="float">
            <text:p>11033</text:p>
          </table:table-cell>
          <table:table-cell table:number-columns-repeated="4"/>
          <table:table-cell office:value-type="float" office:value="913" calcext:value-type="float">
            <text:p>913</text:p>
          </table:table-cell>
          <table:table-cell/>
          <table:table-cell office:value-type="float" office:value="3939" calcext:value-type="float">
            <text:p>3939</text:p>
          </table:table-cell>
          <table:table-cell table:number-columns-repeated="7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0520" calcext:value-type="float">
            <text:p>10520</text:p>
          </table:table-cell>
          <table:table-cell office:value-type="float" office:value="11227" calcext:value-type="float">
            <text:p>11227</text:p>
          </table:table-cell>
          <table:table-cell table:number-columns-repeated="4"/>
          <table:table-cell office:value-type="float" office:value="635" calcext:value-type="float">
            <text:p>635</text:p>
          </table:table-cell>
          <table:table-cell/>
          <table:table-cell office:value-type="float" office:value="5877" calcext:value-type="float">
            <text:p>5877</text:p>
          </table:table-cell>
          <table:table-cell table:number-columns-repeated="7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4676" calcext:value-type="float">
            <text:p>14676</text:p>
          </table:table-cell>
          <table:table-cell office:value-type="float" office:value="13973" calcext:value-type="float">
            <text:p>13973</text:p>
          </table:table-cell>
          <table:table-cell table:number-columns-repeated="4"/>
          <table:table-cell office:value-type="float" office:value="552" calcext:value-type="float">
            <text:p>552</text:p>
          </table:table-cell>
          <table:table-cell/>
          <table:table-cell office:value-type="float" office:value="3535" calcext:value-type="float">
            <text:p>3535</text:p>
          </table:table-cell>
          <table:table-cell table:number-columns-repeated="7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4809" calcext:value-type="float">
            <text:p>14809</text:p>
          </table:table-cell>
          <table:table-cell office:value-type="float" office:value="13915" calcext:value-type="float">
            <text:p>13915</text:p>
          </table:table-cell>
          <table:table-cell table:number-columns-repeated="4"/>
          <table:table-cell office:value-type="float" office:value="735" calcext:value-type="float">
            <text:p>735</text:p>
          </table:table-cell>
          <table:table-cell/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13379" calcext:value-type="float">
            <text:p>13379</text:p>
          </table:table-cell>
          <table:table-cell office:value-type="float" office:value="13580" calcext:value-type="float">
            <text:p>13580</text:p>
          </table:table-cell>
          <table:table-cell table:number-columns-repeated="4"/>
          <table:table-cell office:value-type="float" office:value="722" calcext:value-type="float">
            <text:p>722</text:p>
          </table:table-cell>
          <table:table-cell/>
          <table:table-cell office:value-type="float" office:value="7680" calcext:value-type="float">
            <text:p>7680</text:p>
          </table:table-cell>
          <table:table-cell table:number-columns-repeated="7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27622" calcext:value-type="float">
            <text:p>27622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/>
          <table:table-cell office:value-type="float" office:value="7077" calcext:value-type="float">
            <text:p>7077</text:p>
          </table:table-cell>
          <table:table-cell table:number-columns-repeated="7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3"/>
          <table:table-cell office:value-type="float" office:value="27818" calcext:value-type="float">
            <text:p>27818</text:p>
          </table:table-cell>
          <table:table-cell table:number-columns-repeated="2"/>
          <table:table-cell office:value-type="float" office:value="941" calcext:value-type="float">
            <text:p>941</text:p>
          </table:table-cell>
          <table:table-cell/>
          <table:table-cell office:value-type="float" office:value="6024" calcext:value-type="float">
            <text:p>6024</text:p>
          </table:table-cell>
          <table:table-cell table:number-columns-repeated="7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3"/>
          <table:table-cell office:value-type="float" office:value="27063" calcext:value-type="float">
            <text:p>27063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/>
          <table:table-cell office:value-type="float" office:value="6919" calcext:value-type="float">
            <text:p>6919</text:p>
          </table:table-cell>
          <table:table-cell table:number-columns-repeated="7"/>
        </table:table-row>
        <table:table-row table:style-name="ro2"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24648" calcext:value-type="float">
            <text:p>24648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7"/>
        </table:table-row>
        <table:table-row table:style-name="ro2"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27797" calcext:value-type="float">
            <text:p>27797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/>
          <table:table-cell office:value-type="float" office:value="5843" calcext:value-type="float">
            <text:p>5843</text:p>
          </table:table-cell>
          <table:table-cell table:number-columns-repeated="7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27262" calcext:value-type="float">
            <text:p>27262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float" office:value="4099" calcext:value-type="float">
            <text:p>4099</text:p>
          </table:table-cell>
          <table:table-cell table:number-columns-repeated="7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25209" calcext:value-type="float">
            <text:p>25209</text:p>
          </table:table-cell>
          <table:table-cell table:number-columns-repeated="2"/>
          <table:table-cell office:value-type="float" office:value="857" calcext:value-type="float">
            <text:p>857</text:p>
          </table:table-cell>
          <table:table-cell/>
          <table:table-cell office:value-type="float" office:value="6637" calcext:value-type="float">
            <text:p>6637</text:p>
          </table:table-cell>
          <table:table-cell table:number-columns-repeated="7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number-columns-repeated="3"/>
          <table:table-cell office:value-type="float" office:value="25691" calcext:value-type="float">
            <text:p>25691</text:p>
          </table:table-cell>
          <table:table-cell table:number-columns-repeated="2"/>
          <table:table-cell office:value-type="float" office:value="1121" calcext:value-type="float">
            <text:p>1121</text:p>
          </table:table-cell>
          <table:table-cell/>
          <table:table-cell office:value-type="float" office:value="6560" calcext:value-type="float">
            <text:p>6560</text:p>
          </table:table-cell>
          <table:table-cell table:number-columns-repeated="7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22582" calcext:value-type="float">
            <text:p>2258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/>
          <table:table-cell office:value-type="float" office:value="5523" calcext:value-type="float">
            <text:p>5523</text:p>
          </table:table-cell>
          <table:table-cell table:number-columns-repeated="7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3"/>
          <table:table-cell office:value-type="float" office:value="24028" calcext:value-type="float">
            <text:p>24028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5708" calcext:value-type="float">
            <text:p>5708</text:p>
          </table:table-cell>
          <table:table-cell table:number-columns-repeated="7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24509" calcext:value-type="float">
            <text:p>24509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  <table:table-cell office:value-type="float" office:value="6235" calcext:value-type="float">
            <text:p>6235</text:p>
          </table:table-cell>
          <table:table-cell table:number-columns-repeated="7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3"/>
          <table:table-cell office:value-type="float" office:value="29217" calcext:value-type="float">
            <text:p>29217</text:p>
          </table:table-cell>
          <table:table-cell table:number-columns-repeated="2"/>
          <table:table-cell office:value-type="float" office:value="1093" calcext:value-type="float">
            <text:p>1093</text:p>
          </table:table-cell>
          <table:table-cell/>
          <table:table-cell office:value-type="float" office:value="5571" calcext:value-type="float">
            <text:p>5571</text:p>
          </table:table-cell>
          <table:table-cell table:number-columns-repeated="7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28115" calcext:value-type="float">
            <text:p>28115</text:p>
          </table:table-cell>
          <table:table-cell table:number-columns-repeated="2"/>
          <table:table-cell office:value-type="float" office:value="10261" calcext:value-type="float">
            <text:p>10261</text:p>
          </table:table-cell>
          <table:table-cell/>
          <table:table-cell office:value-type="float" office:value="5772" calcext:value-type="float">
            <text:p>5772</text:p>
          </table:table-cell>
          <table:table-cell table:number-columns-repeated="7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27639" calcext:value-type="float">
            <text:p>27639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6019" calcext:value-type="float">
            <text:p>6019</text:p>
          </table:table-cell>
          <table:table-cell table:number-columns-repeated="7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31135" calcext:value-type="float">
            <text:p>31135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5853" calcext:value-type="float">
            <text:p>5853</text:p>
          </table:table-cell>
          <table:table-cell table:number-columns-repeated="7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31198" calcext:value-type="float">
            <text:p>31198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/>
          <table:table-cell office:value-type="float" office:value="5888" calcext:value-type="float">
            <text:p>5888</text:p>
          </table:table-cell>
          <table:table-cell table:number-columns-repeated="7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2122" calcext:value-type="float">
            <text:p>12122</text:p>
          </table:table-cell>
          <table:table-cell office:value-type="float" office:value="13756" calcext:value-type="float">
            <text:p>13756</text:p>
          </table:table-cell>
          <table:table-cell table:number-columns-repeated="6"/>
          <table:table-cell office:value-type="float" office:value="5754" calcext:value-type="float">
            <text:p>5754</text:p>
          </table:table-cell>
          <table:table-cell table:number-columns-repeated="7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2561" calcext:value-type="float">
            <text:p>12561</text:p>
          </table:table-cell>
          <table:table-cell office:value-type="float" office:value="14420" calcext:value-type="float">
            <text:p>14420</text:p>
          </table:table-cell>
          <table:table-cell table:number-columns-repeated="6"/>
          <table:table-cell office:value-type="float" office:value="5464" calcext:value-type="float">
            <text:p>5464</text:p>
          </table:table-cell>
          <table:table-cell table:number-columns-repeated="7"/>
        </table:table-row>
        <table:table-row table:style-name="ro2">
          <table:table-cell office:value-type="float" office:value="696" calcext:value-type="float">
            <text:p>696</text:p>
          </table:table-cell>
          <table:table-cell/>
          <table:table-cell office:value-type="float" office:value="10665" calcext:value-type="float">
            <text:p>10665</text:p>
          </table:table-cell>
          <table:table-cell office:value-type="float" office:value="7929" calcext:value-type="float">
            <text:p>7929</text:p>
          </table:table-cell>
          <table:table-cell table:number-columns-repeated="5"/>
          <table:table-cell office:value-type="float" office:value="5818" calcext:value-type="float">
            <text:p>5818</text:p>
          </table:table-cell>
          <table:table-cell table:number-columns-repeated="7"/>
        </table:table-row>
        <table:table-row table:style-name="ro2">
          <table:table-cell office:value-type="float" office:value="558" calcext:value-type="float">
            <text:p>558</text:p>
          </table:table-cell>
          <table:table-cell/>
          <table:table-cell office:value-type="float" office:value="11423" calcext:value-type="float">
            <text:p>11423</text:p>
          </table:table-cell>
          <table:table-cell office:value-type="float" office:value="2980" calcext:value-type="float">
            <text:p>2980</text:p>
          </table:table-cell>
          <table:table-cell table:number-columns-repeated="5"/>
          <table:table-cell office:value-type="float" office:value="5706" calcext:value-type="float">
            <text:p>5706</text:p>
          </table:table-cell>
          <table:table-cell table:number-columns-repeated="7"/>
        </table:table-row>
        <table:table-row table:style-name="ro2">
          <table:table-cell office:value-type="float" office:value="597" calcext:value-type="float">
            <text:p>597</text:p>
          </table:table-cell>
          <table:table-cell/>
          <table:table-cell office:value-type="float" office:value="11286" calcext:value-type="float">
            <text:p>11286</text:p>
          </table:table-cell>
          <table:table-cell office:value-type="float" office:value="4131" calcext:value-type="float">
            <text:p>4131</text:p>
          </table:table-cell>
          <table:table-cell table:number-columns-repeated="5"/>
          <table:table-cell office:value-type="float" office:value="6444" calcext:value-type="float">
            <text:p>6444</text:p>
          </table:table-cell>
          <table:table-cell table:number-columns-repeated="7"/>
        </table:table-row>
        <table:table-row table:style-name="ro2">
          <table:table-cell office:value-type="float" office:value="621" calcext:value-type="float">
            <text:p>621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3192" calcext:value-type="float">
            <text:p>3192</text:p>
          </table:table-cell>
          <table:table-cell table:number-columns-repeated="5"/>
          <table:table-cell office:value-type="float" office:value="5998" calcext:value-type="float">
            <text:p>5998</text:p>
          </table:table-cell>
          <table:table-cell table:number-columns-repeated="7"/>
        </table:table-row>
        <table:table-row table:style-name="ro2">
          <table:table-cell office:value-type="float" office:value="612" calcext:value-type="float">
            <text:p>612</text:p>
          </table:table-cell>
          <table:table-cell/>
          <table:table-cell office:value-type="float" office:value="10884" calcext:value-type="float">
            <text:p>10884</text:p>
          </table:table-cell>
          <table:table-cell office:value-type="float" office:value="5035" calcext:value-type="float">
            <text:p>5035</text:p>
          </table:table-cell>
          <table:table-cell table:number-columns-repeated="5"/>
          <table:table-cell office:value-type="float" office:value="6575" calcext:value-type="float">
            <text:p>6575</text:p>
          </table:table-cell>
          <table:table-cell table:number-columns-repeated="7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1688" calcext:value-type="float">
            <text:p>11688</text:p>
          </table:table-cell>
          <table:table-cell office:value-type="float" office:value="11185" calcext:value-type="float">
            <text:p>11185</text:p>
          </table:table-cell>
          <table:table-cell table:number-columns-repeated="6"/>
          <table:table-cell office:value-type="float" office:value="7404" calcext:value-type="float">
            <text:p>740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586" calcext:value-type="float">
            <text:p>15586</text:p>
          </table:table-cell>
          <table:table-cell/>
          <table:table-cell office:value-type="float" office:value="5107" calcext:value-type="float">
            <text:p>5107</text:p>
          </table:table-cell>
          <table:table-cell table:number-columns-repeated="5"/>
          <table:table-cell office:value-type="float" office:value="6126" calcext:value-type="float">
            <text:p>61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586" calcext:value-type="float">
            <text:p>17586</text:p>
          </table:table-cell>
          <table:table-cell office:value-type="float" office:value="15967" calcext:value-type="float">
            <text:p>15967</text:p>
          </table:table-cell>
          <table:table-cell table:number-columns-repeated="6"/>
          <table:table-cell office:value-type="float" office:value="7110" calcext:value-type="float">
            <text:p>7110</text:p>
          </table:table-cell>
          <table:table-cell table:number-columns-repeated="7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6912" calcext:value-type="float">
            <text:p>16912</text:p>
          </table:table-cell>
          <table:table-cell office:value-type="float" office:value="12012" calcext:value-type="float">
            <text:p>12012</text:p>
          </table:table-cell>
          <table:table-cell table:number-columns-repeated="6"/>
          <table:table-cell office:value-type="float" office:value="6885" calcext:value-type="float">
            <text:p>6885</text:p>
          </table:table-cell>
          <table:table-cell table:number-columns-repeated="7"/>
        </table:table-row>
        <table:table-row table:style-name="ro2">
          <table:table-cell office:value-type="float" office:value="1100" calcext:value-type="float">
            <text:p>1100</text:p>
          </table:table-cell>
          <table:table-cell/>
          <table:table-cell office:value-type="float" office:value="9412" calcext:value-type="float">
            <text:p>9412</text:p>
          </table:table-cell>
          <table:table-cell office:value-type="float" office:value="7205" calcext:value-type="float">
            <text:p>7205</text:p>
          </table:table-cell>
          <table:table-cell table:number-columns-repeated="5"/>
          <table:table-cell office:value-type="float" office:value="5862" calcext:value-type="float">
            <text:p>5862</text:p>
          </table:table-cell>
          <table:table-cell table:number-columns-repeated="7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number-columns-repeated="2"/>
          <table:table-cell office:value-type="float" office:value="9358" calcext:value-type="float">
            <text:p>9358</text:p>
          </table:table-cell>
          <table:table-cell table:number-columns-repeated="5"/>
          <table:table-cell office:value-type="float" office:value="6849" calcext:value-type="float">
            <text:p>6849</text:p>
          </table:table-cell>
          <table:table-cell table:number-columns-repeated="7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6270" calcext:value-type="float">
            <text:p>16270</text:p>
          </table:table-cell>
          <table:table-cell office:value-type="float" office:value="13114" calcext:value-type="float">
            <text:p>13114</text:p>
          </table:table-cell>
          <table:table-cell table:number-columns-repeated="6"/>
          <table:table-cell office:value-type="float" office:value="5690" calcext:value-type="float">
            <text:p>5690</text:p>
          </table:table-cell>
          <table:table-cell table:number-columns-repeated="7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11718" calcext:value-type="float">
            <text:p>11718</text:p>
          </table:table-cell>
          <table:table-cell office:value-type="float" office:value="13475" calcext:value-type="float">
            <text:p>13475</text:p>
          </table:table-cell>
          <table:table-cell table:number-columns-repeated="6"/>
          <table:table-cell office:value-type="float" office:value="6488" calcext:value-type="float">
            <text:p>6488</text:p>
          </table:table-cell>
          <table:table-cell table:number-columns-repeated="7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9537" calcext:value-type="float">
            <text:p>9537</text:p>
          </table:table-cell>
          <table:table-cell office:value-type="float" office:value="16069" calcext:value-type="float">
            <text:p>16069</text:p>
          </table:table-cell>
          <table:table-cell table:number-columns-repeated="6"/>
          <table:table-cell office:value-type="float" office:value="5946" calcext:value-type="float">
            <text:p>5946</text:p>
          </table:table-cell>
          <table:table-cell table:number-columns-repeated="7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9289" calcext:value-type="float">
            <text:p>9289</text:p>
          </table:table-cell>
          <table:table-cell office:value-type="float" office:value="15962" calcext:value-type="float">
            <text:p>15962</text:p>
          </table:table-cell>
          <table:table-cell table:number-columns-repeated="6"/>
          <table:table-cell office:value-type="float" office:value="6458" calcext:value-type="float">
            <text:p>6458</text:p>
          </table:table-cell>
          <table:table-cell table:number-columns-repeated="7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3"/>
          <table:table-cell office:value-type="float" office:value="25449" calcext:value-type="float">
            <text:p>25449</text:p>
          </table:table-cell>
          <table:table-cell table:number-columns-repeated="4"/>
          <table:table-cell office:value-type="float" office:value="6836" calcext:value-type="float">
            <text:p>6836</text:p>
          </table:table-cell>
          <table:table-cell table:number-columns-repeated="7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29914" calcext:value-type="float">
            <text:p>29914</text:p>
          </table:table-cell>
          <table:table-cell table:number-columns-repeated="4"/>
          <table:table-cell office:value-type="float" office:value="5812" calcext:value-type="float">
            <text:p>5812</text:p>
          </table:table-cell>
          <table:table-cell table:number-columns-repeated="7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30765" calcext:value-type="float">
            <text:p>30765</text:p>
          </table:table-cell>
          <table:table-cell table:number-columns-repeated="12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27708" calcext:value-type="float">
            <text:p>27708</text:p>
          </table:table-cell>
          <table:table-cell table:number-columns-repeated="12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24710" calcext:value-type="float">
            <text:p>24710</text:p>
          </table:table-cell>
          <table:table-cell table:number-columns-repeated="12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26850" calcext:value-type="float">
            <text:p>26850</text:p>
          </table:table-cell>
          <table:table-cell table:number-columns-repeated="12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23748" calcext:value-type="float">
            <text:p>23748</text:p>
          </table:table-cell>
          <table:table-cell table:number-columns-repeated="12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23152" calcext:value-type="float">
            <text:p>23152</text:p>
          </table:table-cell>
          <table:table-cell table:number-columns-repeated="12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number-columns-repeated="3"/>
          <table:table-cell office:value-type="float" office:value="18101" calcext:value-type="float">
            <text:p>18101</text:p>
          </table:table-cell>
          <table:table-cell table:number-columns-repeated="12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number-columns-repeated="3"/>
          <table:table-cell office:value-type="float" office:value="21029" calcext:value-type="float">
            <text:p>21029</text:p>
          </table:table-cell>
          <table:table-cell table:number-columns-repeated="12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number-columns-repeated="3"/>
          <table:table-cell office:value-type="float" office:value="21757" calcext:value-type="float">
            <text:p>21757</text:p>
          </table:table-cell>
          <table:table-cell table:number-columns-repeated="12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number-columns-repeated="3"/>
          <table:table-cell office:value-type="float" office:value="16524" calcext:value-type="float">
            <text:p>16524</text:p>
          </table:table-cell>
          <table:table-cell table:number-columns-repeated="12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26618" calcext:value-type="float">
            <text:p>26618</text:p>
          </table:table-cell>
          <table:table-cell table:number-columns-repeated="12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3"/>
          <table:table-cell office:value-type="float" office:value="27911" calcext:value-type="float">
            <text:p>27911</text:p>
          </table:table-cell>
          <table:table-cell table:number-columns-repeated="12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28108" calcext:value-type="float">
            <text:p>28108</text:p>
          </table:table-cell>
          <table:table-cell table:number-columns-repeated="12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29214" calcext:value-type="float">
            <text:p>29214</text:p>
          </table:table-cell>
          <table:table-cell table:number-columns-repeated="12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3"/>
          <table:table-cell office:value-type="float" office:value="30089" calcext:value-type="float">
            <text:p>30089</text:p>
          </table:table-cell>
          <table:table-cell table:number-columns-repeated="12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32722" calcext:value-type="float">
            <text:p>32722</text:p>
          </table:table-cell>
          <table:table-cell table:number-columns-repeated="12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27988" calcext:value-type="float">
            <text:p>27988</text:p>
          </table:table-cell>
          <table:table-cell table:number-columns-repeated="12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4148" calcext:value-type="float">
            <text:p>14148</text:p>
          </table:table-cell>
          <table:table-cell office:value-type="float" office:value="12965" calcext:value-type="float">
            <text:p>12965</text:p>
          </table:table-cell>
          <table:table-cell table:number-columns-repeated="14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5955" calcext:value-type="float">
            <text:p>15955</text:p>
          </table:table-cell>
          <table:table-cell office:value-type="float" office:value="12482" calcext:value-type="float">
            <text:p>12482</text:p>
          </table:table-cell>
          <table:table-cell table:number-columns-repeated="14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0413" calcext:value-type="float">
            <text:p>10413</text:p>
          </table:table-cell>
          <table:table-cell office:value-type="float" office:value="11966" calcext:value-type="float">
            <text:p>11966</text:p>
          </table:table-cell>
          <table:table-cell table:number-columns-repeated="14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1600" calcext:value-type="float">
            <text:p>11600</text:p>
          </table:table-cell>
          <table:table-cell office:value-type="float" office:value="13026" calcext:value-type="float">
            <text:p>13026</text:p>
          </table:table-cell>
          <table:table-cell table:number-columns-repeated="14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0553" calcext:value-type="float">
            <text:p>10553</text:p>
          </table:table-cell>
          <table:table-cell office:value-type="float" office:value="13891" calcext:value-type="float">
            <text:p>13891</text:p>
          </table:table-cell>
          <table:table-cell table:number-columns-repeated="14"/>
        </table:table-row>
        <table:table-row table:style-name="ro2">
          <table:table-cell office:value-type="float" office:value="787" calcext:value-type="float">
            <text:p>787</text:p>
          </table:table-cell>
          <table:table-cell/>
          <table:table-cell office:value-type="float" office:value="15565" calcext:value-type="float">
            <text:p>15565</text:p>
          </table:table-cell>
          <table:table-cell office:value-type="float" office:value="4058" calcext:value-type="float">
            <text:p>4058</text:p>
          </table:table-cell>
          <table:table-cell table:number-columns-repeated="13"/>
        </table:table-row>
        <table:table-row table:style-name="ro2">
          <table:table-cell office:value-type="float" office:value="719" calcext:value-type="float">
            <text:p>719</text:p>
          </table:table-cell>
          <table:table-cell/>
          <table:table-cell office:value-type="float" office:value="17041" calcext:value-type="float">
            <text:p>17041</text:p>
          </table:table-cell>
          <table:table-cell office:value-type="float" office:value="3940" calcext:value-type="float">
            <text:p>394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17374" calcext:value-type="float">
            <text:p>17374</text:p>
          </table:table-cell>
          <table:table-cell office:value-type="float" office:value="4338" calcext:value-type="float">
            <text:p>433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10526" calcext:value-type="float">
            <text:p>10526</text:p>
          </table:table-cell>
          <table:table-cell office:value-type="float" office:value="18373" calcext:value-type="float">
            <text:p>1837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0261" calcext:value-type="float">
            <text:p>10261</text:p>
          </table:table-cell>
          <table:table-cell office:value-type="float" office:value="18062" calcext:value-type="float">
            <text:p>1806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9346" calcext:value-type="float">
            <text:p>9346</text:p>
          </table:table-cell>
          <table:table-cell office:value-type="float" office:value="17675" calcext:value-type="float">
            <text:p>17675</text:p>
          </table:table-cell>
          <table:table-cell table:number-columns-repeated="14"/>
        </table:table-row>
        <table:table-row table:style-name="ro2">
          <table:table-cell office:value-type="float" office:value="347" calcext:value-type="float">
            <text:p>347</text:p>
          </table:table-cell>
          <table:table-cell/>
          <table:table-cell office:value-type="float" office:value="18367" calcext:value-type="float">
            <text:p>18367</text:p>
          </table:table-cell>
          <table:table-cell office:value-type="float" office:value="6523" calcext:value-type="float">
            <text:p>6523</text:p>
          </table:table-cell>
          <table:table-cell table:number-columns-repeated="1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0436" calcext:value-type="float">
            <text:p>10436</text:p>
          </table:table-cell>
          <table:table-cell office:value-type="float" office:value="18600" calcext:value-type="float">
            <text:p>18600</text:p>
          </table:table-cell>
          <table:table-cell table:number-columns-repeated="14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2510" calcext:value-type="float">
            <text:p>12510</text:p>
          </table:table-cell>
          <table:table-cell office:value-type="float" office:value="19407" calcext:value-type="float">
            <text:p>19407</text:p>
          </table:table-cell>
          <table:table-cell table:number-columns-repeated="14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5348" calcext:value-type="float">
            <text:p>5348</text:p>
          </table:table-cell>
          <table:table-cell office:value-type="float" office:value="18260" calcext:value-type="float">
            <text:p>18260</text:p>
          </table:table-cell>
          <table:table-cell table:number-columns-repeated="14"/>
        </table:table-row>
        <table:table-row table:style-name="ro2">
          <table:table-cell office:value-type="float" office:value="606" calcext:value-type="float">
            <text:p>606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2196" calcext:value-type="float">
            <text:p>2196</text:p>
          </table:table-cell>
          <table:table-cell table:number-columns-repeated="13"/>
        </table:table-row>
        <table:table-row table:style-name="ro2">
          <table:table-cell office:value-type="float" office:value="552" calcext:value-type="float">
            <text:p>552</text:p>
          </table:table-cell>
          <table:table-cell/>
          <table:table-cell office:value-type="float" office:value="14134" calcext:value-type="float">
            <text:p>14134</text:p>
          </table:table-cell>
          <table:table-cell office:value-type="float" office:value="4570" calcext:value-type="float">
            <text:p>4570</text:p>
          </table:table-cell>
          <table:table-cell table:number-columns-repeated="13"/>
        </table:table-row>
        <table:table-row table:style-name="ro2">
          <table:table-cell office:value-type="float" office:value="511" calcext:value-type="float">
            <text:p>511</text:p>
          </table:table-cell>
          <table:table-cell/>
          <table:table-cell office:value-type="float" office:value="11438" calcext:value-type="float">
            <text:p>11438</text:p>
          </table:table-cell>
          <table:table-cell office:value-type="float" office:value="2037" calcext:value-type="float">
            <text:p>2037</text:p>
          </table:table-cell>
          <table:table-cell table:number-columns-repeated="13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6210" calcext:value-type="float">
            <text:p>6210</text:p>
          </table:table-cell>
          <table:table-cell table:number-columns-repeated="13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6316" calcext:value-type="float">
            <text:p>6316</text:p>
          </table:table-cell>
          <table:table-cell table:number-columns-repeated="13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3973" calcext:value-type="float">
            <text:p>3973</text:p>
          </table:table-cell>
          <table:table-cell table:number-columns-repeated="13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table:number-columns-repeated="13"/>
        </table:table-row>
        <table:table-row table:style-name="ro2">
          <table:table-cell office:value-type="float" office:value="479" calcext:value-type="float">
            <text:p>479</text:p>
          </table:table-cell>
          <table:table-cell/>
          <table:table-cell office:value-type="float" office:value="12449" calcext:value-type="float">
            <text:p>12449</text:p>
          </table:table-cell>
          <table:table-cell office:value-type="float" office:value="1990" calcext:value-type="float">
            <text:p>1990</text:p>
          </table:table-cell>
          <table:table-cell table:number-columns-repeated="13"/>
        </table:table-row>
        <table:table-row table:style-name="ro2">
          <table:table-cell office:value-type="float" office:value="500" calcext:value-type="float">
            <text:p>500</text:p>
          </table:table-cell>
          <table:table-cell/>
          <table:table-cell office:value-type="float" office:value="12880" calcext:value-type="float">
            <text:p>12880</text:p>
          </table:table-cell>
          <table:table-cell office:value-type="float" office:value="3063" calcext:value-type="float">
            <text:p>3063</text:p>
          </table:table-cell>
          <table:table-cell table:number-columns-repeated="13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4856" calcext:value-type="float">
            <text:p>4856</text:p>
          </table:table-cell>
          <table:table-cell table:number-columns-repeated="13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3639" calcext:value-type="float">
            <text:p>3639</text:p>
          </table:table-cell>
          <table:table-cell table:number-columns-repeated="13"/>
        </table:table-row>
        <table:table-row table:style-name="ro2">
          <table:table-cell office:value-type="float" office:value="505" calcext:value-type="float">
            <text:p>505</text:p>
          </table:table-cell>
          <table:table-cell/>
          <table:table-cell office:value-type="float" office:value="10306" calcext:value-type="float">
            <text:p>10306</text:p>
          </table:table-cell>
          <table:table-cell office:value-type="float" office:value="3559" calcext:value-type="float">
            <text:p>3559</text:p>
          </table:table-cell>
          <table:table-cell table:number-columns-repeated="13"/>
        </table:table-row>
        <table:table-row table:style-name="ro2">
          <table:table-cell office:value-type="float" office:value="569" calcext:value-type="float">
            <text:p>569</text:p>
          </table:table-cell>
          <table:table-cell/>
          <table:table-cell office:value-type="float" office:value="14198" calcext:value-type="float">
            <text:p>14198</text:p>
          </table:table-cell>
          <table:table-cell office:value-type="float" office:value="7181" calcext:value-type="float">
            <text:p>718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14763" calcext:value-type="float">
            <text:p>14763</text:p>
          </table:table-cell>
          <table:table-cell office:value-type="float" office:value="16116" calcext:value-type="float">
            <text:p>1611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4106" calcext:value-type="float">
            <text:p>14106</text:p>
          </table:table-cell>
          <table:table-cell office:value-type="float" office:value="15399" calcext:value-type="float">
            <text:p>1539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4171" calcext:value-type="float">
            <text:p>14171</text:p>
          </table:table-cell>
          <table:table-cell office:value-type="float" office:value="15619" calcext:value-type="float">
            <text:p>15619</text:p>
          </table:table-cell>
          <table:table-cell table:number-columns-repeated="14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13771" calcext:value-type="float">
            <text:p>13771</text:p>
          </table:table-cell>
          <table:table-cell office:value-type="float" office:value="14557" calcext:value-type="float">
            <text:p>14557</text:p>
          </table:table-cell>
          <table:table-cell table:number-columns-repeated="14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2479" calcext:value-type="float">
            <text:p>12479</text:p>
          </table:table-cell>
          <table:table-cell office:value-type="float" office:value="11017" calcext:value-type="float">
            <text:p>11017</text:p>
          </table:table-cell>
          <table:table-cell table:number-columns-repeated="14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1595" calcext:value-type="float">
            <text:p>11595</text:p>
          </table:table-cell>
          <table:table-cell office:value-type="float" office:value="15310" calcext:value-type="float">
            <text:p>15310</text:p>
          </table:table-cell>
          <table:table-cell table:number-columns-repeated="14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3961" calcext:value-type="float">
            <text:p>13961</text:p>
          </table:table-cell>
          <table:table-cell office:value-type="float" office:value="16984" calcext:value-type="float">
            <text:p>16984</text:p>
          </table:table-cell>
          <table:table-cell table:number-columns-repeated="14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3863" calcext:value-type="float">
            <text:p>13863</text:p>
          </table:table-cell>
          <table:table-cell office:value-type="float" office:value="17570" calcext:value-type="float">
            <text:p>17570</text:p>
          </table:table-cell>
          <table:table-cell table:number-columns-repeated="14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4216" calcext:value-type="float">
            <text:p>14216</text:p>
          </table:table-cell>
          <table:table-cell office:value-type="float" office:value="17187" calcext:value-type="float">
            <text:p>17187</text:p>
          </table:table-cell>
          <table:table-cell table:number-columns-repeated="14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4340" calcext:value-type="float">
            <text:p>14340</text:p>
          </table:table-cell>
          <table:table-cell office:value-type="float" office:value="15209" calcext:value-type="float">
            <text:p>15209</text:p>
          </table:table-cell>
          <table:table-cell table:number-columns-repeated="14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3844" calcext:value-type="float">
            <text:p>13844</text:p>
          </table:table-cell>
          <table:table-cell office:value-type="float" office:value="15181" calcext:value-type="float">
            <text:p>15181</text:p>
          </table:table-cell>
          <table:table-cell table:number-columns-repeated="14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4849" calcext:value-type="float">
            <text:p>14849</text:p>
          </table:table-cell>
          <table:table-cell office:value-type="float" office:value="15308" calcext:value-type="float">
            <text:p>15308</text:p>
          </table:table-cell>
          <table:table-cell table:number-columns-repeated="14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4028" calcext:value-type="float">
            <text:p>14028</text:p>
          </table:table-cell>
          <table:table-cell office:value-type="float" office:value="15958" calcext:value-type="float">
            <text:p>15958</text:p>
          </table:table-cell>
          <table:table-cell table:number-columns-repeated="14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5440" calcext:value-type="float">
            <text:p>15440</text:p>
          </table:table-cell>
          <table:table-cell office:value-type="float" office:value="16013" calcext:value-type="float">
            <text:p>16013</text:p>
          </table:table-cell>
          <table:table-cell table:number-columns-repeated="14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5743" calcext:value-type="float">
            <text:p>15743</text:p>
          </table:table-cell>
          <table:table-cell office:value-type="float" office:value="16762" calcext:value-type="float">
            <text:p>16762</text:p>
          </table:table-cell>
          <table:table-cell table:number-columns-repeated="14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5383" calcext:value-type="float">
            <text:p>15383</text:p>
          </table:table-cell>
          <table:table-cell office:value-type="float" office:value="17011" calcext:value-type="float">
            <text:p>17011</text:p>
          </table:table-cell>
          <table:table-cell table:number-columns-repeated="14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4523" calcext:value-type="float">
            <text:p>14523</text:p>
          </table:table-cell>
          <table:table-cell office:value-type="float" office:value="16617" calcext:value-type="float">
            <text:p>16617</text:p>
          </table:table-cell>
          <table:table-cell table:number-columns-repeated="14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4393" calcext:value-type="float">
            <text:p>14393</text:p>
          </table:table-cell>
          <table:table-cell office:value-type="float" office:value="16677" calcext:value-type="float">
            <text:p>16677</text:p>
          </table:table-cell>
          <table:table-cell table:number-columns-repeated="14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3889" calcext:value-type="float">
            <text:p>13889</text:p>
          </table:table-cell>
          <table:table-cell office:value-type="float" office:value="17054" calcext:value-type="float">
            <text:p>17054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P2:Sheet1.P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9:09:31.039835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14:48.844459368</meta:creation-date>
    <dc:date>2019-05-16T19:27:01.505908935</dc:date>
    <meta:editing-duration>PT32M41S</meta:editing-duration>
    <meta:editing-cycles>8</meta:editing-cycles>
    <meta:generator>LibreOffice/6.0.7.3$Linux_X86_64 LibreOffice_project/00m0$Build-3</meta:generator>
    <meta:document-statistic meta:table-count="1" meta:cell-count="479" meta:object-count="0"/>
  </office:meta>
</office:document-meta>
</file>